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61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118.29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801.6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Mfr.</text:p>
          </table:table-cell>
          <table:table-cell table:style-name="ce1" office:value-type="string" calcext:value-type="string">
            <text:p>Describtion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Price Eur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RoHS</text:p>
          </table:table-cell>
          <table:table-cell table:style-name="ce1" office:value-type="string" calcext:value-type="string">
            <text:p>Retailer</text:p>
          </table:table-cell>
          <table:table-cell table:style-name="ce11" office:value-type="string" calcext:value-type="string">
            <text:p>Link</text:p>
          </table:table-cell>
          <table:table-cell table:style-name="ce1" table:number-columns-repeated="17"/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4</text:p>
          </table:table-cell>
          <table:table-cell table:style-name="ce4" office:value-type="string" calcext:value-type="string">
            <text:p>0508ZC105K4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1uF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35" calcext:value-type="float">
            <text:p>0.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508ZC105K4T2A?qs=sGAEpiMZZMvsSlwiRhF8qtsBU8Zhqm2Rgz237v%2Fl8TZA%252BSWKrDZGeQ%3D%3D" xlink:type="simple">https://pl.mouser.com/ProductDetail/Kyocera-AVX/0508ZC105K4T2A?qs=sGAEpiMZZMvsSlwiRhF8qtsBU8Zhqm2Rgz237v%2Fl8TZA%252BSWKrDZGeQ%3D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</text:p>
          </table:table-cell>
          <table:table-cell table:style-name="ce4" office:value-type="string" calcext:value-type="string">
            <text:p>0805ZD106MA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10uF</text:p>
          </table:table-cell>
          <table:table-cell table:style-name="ce2" office:value-type="string" calcext:value-type="string">
            <text:p>0805(2012 mm)</text:p>
          </table:table-cell>
          <table:table-cell table:style-name="ce8" office:value-type="float" office:value="0.446" calcext:value-type="float">
            <text:p>0.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D106MAT2A?qs=sGAEpiMZZMvsSlwiRhF8qox0OasNAVXy705fqsG6iQw%3D" xlink:type="simple">https://pl.mouser.com/ProductDetail/Kyocera-AVX/0805ZD106MAT2A?qs=sGAEpiMZZMvsSlwiRhF8qox0OasNAVXy705fqsG6iQw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5</text:p>
          </table:table-cell>
          <table:table-cell table:style-name="ce4" office:value-type="string" calcext:value-type="string">
            <text:p>0805ZD475KAT4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4.7uF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473" calcext:value-type="float">
            <text:p>0.4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D475KAT4A?qs=sGAEpiMZZMvsSlwiRhF8qhlEk4sXJ0Fe6FV1QUAXoRc%3D" xlink:type="simple">https://pl.mouser.com/ProductDetail/Kyocera-AVX/0805ZD475KAT4A?qs=sGAEpiMZZMvsSlwiRhF8qhlEk4sXJ0Fe6FV1QUAXoRc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2, C3</text:p>
          </table:table-cell>
          <table:table-cell table:style-name="ce4" office:value-type="string" calcext:value-type="string">
            <text:p>0805ZC102KAT2A</text:p>
          </table:table-cell>
          <table:table-cell table:style-name="ce2" office:value-type="string" calcext:value-type="string">
            <text:p>Kyocera AVX</text:p>
          </table:table-cell>
          <table:table-cell table:style-name="ce2" office:value-type="string" calcext:value-type="string">
            <text:p>10V 1nF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306" calcext:value-type="float">
            <text:p>0.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Kyocera-AVX/0805ZC102KAT2A?qs=sGAEpiMZZMvsSlwiRhF8qtCCVD%2FIirk88aLVFpjNaCo%3D" xlink:type="simple">https://pl.mouser.com/ProductDetail/Kyocera-AVX/0805ZC102KAT2A?qs=sGAEpiMZZMvsSlwiRhF8qtCCVD%2FIirk88aLVFpjNaCo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1</text:p>
          </table:table-cell>
          <table:table-cell table:style-name="ce4" office:value-type="string" calcext:value-type="string">
            <text:p>RCV08051M00JNEA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1/8W 1MR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228" calcext:value-type="float">
            <text:p>0.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Vishay/RCV08051M00JNEA?qs=sGAEpiMZZMvAPF6gBDhf2cxJ7KmArnp501jWFLUl9fA%3D" xlink:type="simple">https://pl.mouser.com/ProductDetail/Vishay/RCV08051M00JNEA?qs=sGAEpiMZZMvAPF6gBDhf2cxJ7KmArnp501jWFLUl9fA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2</text:p>
          </table:table-cell>
          <table:table-cell table:style-name="ce4" office:value-type="string" calcext:value-type="string">
            <text:p>CRCW0805100RJNEB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1/8W 100R</text:p>
          </table:table-cell>
          <table:table-cell table:style-name="ce2" office:value-type="string" calcext:value-type="string">
            <text:p>0805 (2012 mm)</text:p>
          </table:table-cell>
          <table:table-cell table:style-name="ce8" office:value-type="float" office:value="0.088" calcext:value-type="float">
            <text:p>0.0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Vishay/CRCW0805100RJNEB?qs=sGAEpiMZZMskC5GgilGuvkiQ6J8kFsyG" xlink:type="simple">https://pl.mouser.com/ProductDetail/Vishay/CRCW0805100RJNEB?qs=sGAEpiMZZMskC5GgilGuvkiQ6J8kFsyG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C1</text:p>
          </table:table-cell>
          <table:table-cell table:style-name="ce5" office:value-type="string" calcext:value-type="string">
            <text:p>LTC3108EGN#TRPBF</text:p>
          </table:table-cell>
          <table:table-cell table:style-name="ce2" office:value-type="string" calcext:value-type="string">
            <text:p>Analog Devices</text:p>
          </table:table-cell>
          <table:table-cell table:style-name="ce2" office:value-type="string" calcext:value-type="string">
            <text:p>LTC3108</text:p>
          </table:table-cell>
          <table:table-cell table:style-name="ce2" office:value-type="string" calcext:value-type="string">
            <text:p>SSOP-16</text:p>
          </table:table-cell>
          <table:table-cell table:style-name="ce8" office:value-type="float" office:value="6.94" calcext:value-type="float">
            <text:p>6.9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3" office:value-type="string" calcext:value-type="string">
            <text:p><text:a xlink:href="https://pl.mouser.com/ProductDetail/Analog-Devices-Inc/LTC3108EGNTRPBF?qs=sGAEpiMZZMsKEdP9slC0YWunz5%2FnRGSW5v1lxJzSeQs%3D" xlink:type="simple">https://pl.mouser.com/ProductDetail/Analog-Devices-Inc/LTC3108EGNTRPBF?qs=sGAEpiMZZMsKEdP9slC0YWunz5%2FnRGSW5v1lxJzSeQs%3D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WE-EHPI 74488540070</text:p>
          </table:table-cell>
          <table:table-cell table:style-name="ce2" office:value-type="string" calcext:value-type="string">
            <text:p>Wuerth</text:p>
          </table:table-cell>
          <table:table-cell table:style-name="ce6" office:value-type="string" calcext:value-type="string">
            <text:p>Ratio 1:100 coupled inductors</text:p>
          </table:table-cell>
          <table:table-cell table:style-name="ce2" office:value-type="string" calcext:value-type="string">
            <text:p>SMD</text:p>
          </table:table-cell>
          <table:table-cell table:style-name="ce8" office:value-type="float" office:value="3.23" calcext:value-type="float">
            <text:p>3.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Mouser</text:p>
          </table:table-cell>
          <table:table-cell table:style-name="ce12" office:value-type="string" calcext:value-type="string">
            <text:p><text:a xlink:href="https://pl.mouser.com/ProductDetail/Wurth-Elektronik/74488540070?qs=%2Fha2pyFadug%2FgP3jOG2W8lu0BUjGNwJOJwcJJWKcR1riXhQGTiIY0oGjrSrZLeey" xlink:type="simple">https://pl.mouser.com/ProductDetail/Wurth-Elektronik/74488540070?qs=%2Fha2pyFadug%2FgP3jOG2W8lu0BUjGNwJOJwcJJWKcR1riXhQGTiIY0oGjrSrZLeey</text:a></text:p>
          </table:table-cell>
          <table:table-cell table:style-name="ce2" table:number-columns-repeated="8"/>
          <table:table-cell table:style-name="ce14" table:number-columns-repeated="9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7" office:value-type="string" calcext:value-type="string">
            <text:p>SUM</text:p>
          </table:table-cell>
          <table:table-cell table:style-name="ce9" table:formula="of:=SUM([.G2:.G9])" office:value-type="float" office:value="12.061" calcext:value-type="float">
            <text:p>12.06</text:p>
          </table:table-cell>
          <table:table-cell table:style-name="ce3" table:number-columns-repeated="3"/>
          <table:table-cell table:style-name="ce10"/>
          <table:table-cell table:style-name="ce3" table:number-columns-repeated="8"/>
          <table:table-cell table:number-columns-repeated="1005"/>
        </table:table-row>
        <table:table-row table:style-name="ro1" table:number-rows-repeated="9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number-columns-repeated="8"/>
          <table:table-cell table:style-name="ce10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10"/>
          <table:table-cell table:style-name="ce10"/>
          <table:table-cell table:number-columns-repeated="1013"/>
        </table:table-row>
        <table:table-row table:style-name="ro1" table:number-rows-repeated="978">
          <table:table-cell table:number-columns-repeated="10"/>
          <table:table-cell table:style-name="ce10"/>
          <table:table-cell table:number-columns-repeated="1013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1" meta:object-count="0"/>
    <meta:generator>LibreOfficeDev/6.0.5.2$Linux_X86_64 LibreOffice_project/</meta:generator>
  </office:meta>
</office:document-meta>
</file>